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e8a202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081cm" svg:stroke-color="#e8a202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2.644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96cm" fo:min-width="2.82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2.49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99cm" fo:min-width="2.641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33cm" fo:min-width="2.57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53cm" fo:min-width="2.57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10" style:family="graphic" style:parent-style-name="objectwithoutfill">
      <style:graphic-properties svg:stroke-width="0.081cm" svg:stroke-color="#e8a202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objectwithoutfill">
      <style:graphic-properties svg:stroke-width="0.081cm" svg:stroke-color="#1c1c1c" draw:marker-start-width="0.321cm" draw:marker-end="Arrowheads_20_11" draw:marker-end-width="0.4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objectwithoutfill">
      <style:graphic-properties svg:stroke-width="0.081cm" svg:stroke-color="#e8a202" draw:marker-start-width="0.321cm" draw:marker-end="Arrowheads_20_12" draw:marker-end-width="0.421cm" draw:fill="none" draw:textarea-vertical-align="middle" fo:padding-top="0.165cm" fo:padding-bottom="0.165cm" fo:padding-left="0.29cm" fo:padding-right="0.29cm" loext:decorative="false"/>
    </style:style>
    <style:style style:name="gr14" style:family="graphic" style:parent-style-name="objectwithoutfill">
      <style:graphic-properties svg:stroke-width="0.081cm" svg:stroke-color="#e8a202" draw:marker-start-width="0.321cm" draw:marker-end="Arrowheads_20_13" draw:marker-end-width="0.421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8" style:family="graphic" style:parent-style-name="objectwithoutfill">
      <style:graphic-properties svg:stroke-width="0.081cm" svg:stroke-color="#e8a202" draw:marker-start-width="0.321cm" draw:marker-end="Arrowheads_20_14" draw:marker-end-width="0.421cm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objectwithoutfill">
      <style:graphic-properties svg:stroke-width="0.081cm" svg:stroke-color="#000000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2" style:family="graphic" style:parent-style-name="objectwithoutfill">
      <style:graphic-properties svg:stroke-width="0.081cm" svg:stroke-color="#e8a202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648cm" fo:min-width="3.092cm" loext:decorative="false"/>
      <style:paragraph-properties style:writing-mode="lr-tb"/>
    </style:style>
    <style:style style:name="gr24" style:family="graphic" style:parent-style-name="objectwithoutfill">
      <style:graphic-properties svg:stroke-width="0.081cm" svg:stroke-color="#e8a202" draw:marker-start-width="0.321cm" draw:marker-end="Arrowheads_20_11" draw:marker-end-width="0.421cm" draw:fill="none" draw:textarea-vertical-align="middle" fo:padding-top="0.165cm" fo:padding-bottom="0.165cm" fo:padding-left="0.29cm" fo:padding-right="0.29cm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.648cm" fo:min-width="2.822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511cm" fo:min-width="2.641cm" loext:decorative="false"/>
      <style:paragraph-properties style:writing-mode="lr-tb"/>
    </style:style>
    <style:style style:name="gr30" style:family="graphic" style:parent-style-name="objectwithoutfill">
      <style:graphic-properties svg:stroke-width="0.081cm" svg:stroke-color="#e8a202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2.766cm" loext:decorative="false"/>
      <style:paragraph-properties style:writing-mode="lr-tb"/>
    </style:style>
    <style:style style:name="pr1" style:family="presentation" style:parent-style-name="Default-title">
      <style:graphic-properties fo:min-height="0.64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text-properties fo:font-size="32pt" fo:language="en" fo:country="US"/>
    </style:style>
    <style:style style:name="P3" style:family="paragraph">
      <style:paragraph-properties fo:text-align="center"/>
      <style:text-properties fo:font-size="14pt" fo:language="en" fo:country="US"/>
    </style:style>
    <style:style style:name="P4" style:family="paragraph">
      <style:text-properties fo:font-size="14pt" fo:language="en" fo:country="US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4pt" fo:language="en" fo:country="US"/>
    </style:style>
    <style:style style:name="P6" style:family="paragraph">
      <loext:graphic-properties draw:fill="none" draw:fill-color="#ffffff"/>
      <style:text-properties fo:font-size="14pt" fo:language="en" fo:country="US"/>
    </style:style>
    <style:style style:name="P7" style:family="paragraph">
      <style:text-properties fo:language="en" fo:country="US"/>
    </style:style>
    <style:style style:name="P8" style:family="paragraph">
      <loext:graphic-properties draw:fill="none" draw:fill-color="#ffffff"/>
      <style:text-properties fo:language="en" fo:country="US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fo:font-size="14pt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fo:language="en" fo:country="US" fo:font-weight="bold" style:font-weight-asian="bold" style:font-weight-complex="bold"/>
    </style:style>
    <style:style style:name="T8" style:family="text">
      <style:text-properties fo:font-size="14pt" fo:language="en" fo:country="US" fo:font-weight="normal" style:font-weight-asian="normal" style:font-weight-complex="normal"/>
    </style:style>
    <style:style style:name="T9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11.5pt" fo:font-style="italic" fo:text-shadow="none" style:text-underline-style="none" fo:font-weight="normal" style:letter-kerning="true" style:font-name-asian="JetBrains Mono" style:font-size-asian="11.5pt" style:font-style-asian="italic" style:font-weight-asian="normal" style:font-name-complex="JetBrains Mono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1.5pt" fo:text-shadow="none" style:text-underline-style="none" fo:font-weight="normal" style:letter-kerning="true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c8c8c" loext:opacity="100%" style:text-outline="false" style:text-line-through-style="none" style:text-line-through-type="none" style:font-name="JetBrains Mono" fo:font-size="11.5pt" fo:font-style="italic" fo:text-shadow="none" style:text-underline-style="none" fo:font-weight="normal" style:letter-kerning="true" style:font-name-asian="JetBrains Mono" style:font-size-asian="11.5pt" style:font-style-asian="italic" style:font-weight-asian="normal" style:font-name-complex="JetBrains Mono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s" svg:x1="4.665cm" svg:y1="12.065cm" svg:x2="4.665cm" svg:y2="13.035cm" draw:start-shape="id1" draw:start-glue-point="8" draw:end-shape="id2" draw:end-glue-point="4" svg:d="M4665 12065v501-33 502" svg:viewBox="0 0 1 971">
          <text:p/>
        </draw:connector>
        <draw:connector draw:style-name="gr2" draw:text-style-name="P1" draw:layer="layout" draw:type="curve" svg:x1="4.665cm" svg:y1="9.855cm" svg:x2="4.665cm" svg:y2="10.93cm" draw:start-shape="id3" draw:start-glue-point="8" draw:end-shape="id1" draw:end-glue-point="4" svg:d="M4665 9855v1075" svg:viewBox="0 0 1 1076">
          <text:p/>
        </draw:connector>
        <draw:frame presentation:style-name="pr1" draw:text-style-name="P2" draw:layer="layout" svg:width="25.27cm" svg:height="1.267cm" svg:x="1.4cm" svg:y="0.316cm" presentation:class="title" presentation:user-transformed="true">
          <draw:text-box>
            <text:p text:style-name="P2">HttpClient FSM</text:p>
          </draw:text-box>
        </draw:frame>
        <draw:custom-shape draw:style-name="gr3" draw:text-style-name="P3" xml:id="id4" draw:id="id4" draw:layer="layout" svg:width="4.444cm" svg:height="0.635cm" svg:x="2.41cm" svg:y="1.64cm">
          <text:p text:style-name="P3">Inval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4.698cm" svg:height="0.77cm" svg:x="2.275cm" svg:y="3.645cm">
          <text:p text:style-name="P3">Connec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4.236cm" svg:height="1.27cm" svg:x="8.769cm" svg:y="3.415cm">
          <text:p text:style-name="P3">Wait 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" draw:id="id6" draw:layer="layout" svg:width="4.441cm" svg:height="0.635cm" svg:x="2.443cm" svg:y="7.12cm">
          <text:p text:style-name="P3">Id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xml:id="id3" draw:id="id3" draw:layer="layout" svg:width="4.34cm" svg:height="0.965cm" svg:x="2.495cm" svg:y="8.89cm">
          <text:p text:style-name="P3">Write Reques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1" draw:id="id1" draw:layer="layout" svg:width="4.34cm" svg:height="1.135cm" svg:x="2.495cm" svg:y="10.93cm">
          <text:p text:style-name="P3">Read Respon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2" draw:id="id2" draw:layer="layout" svg:width="4.34cm" svg:height="1.135cm" svg:x="2.495cm" svg:y="13.035cm">
          <text:p text:style-name="P3">Process Respon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" draw:layer="layout" draw:type="lines" svg:x1="4.632cm" svg:y1="2.275cm" svg:x2="4.624cm" svg:y2="3.645cm" draw:start-shape="id4" draw:start-glue-point="8" draw:end-shape="id5" draw:end-glue-point="4" svg:d="M4632 2275v501l-8 368v501" svg:viewBox="0 0 9 1371">
          <text:p/>
        </draw:connector>
        <draw:connector draw:style-name="gr10" draw:text-style-name="P1" draw:layer="layout" draw:type="curve" svg:x1="2.495cm" svg:y1="13.603cm" svg:x2="2.495cm" svg:y2="9.372cm" draw:start-shape="id2" draw:start-glue-point="6" draw:end-shape="id3" draw:end-glue-point="6" svg:d="M2495 13603c-751 0-751-4231 0-4231" svg:viewBox="0 0 564 4232">
          <text:p/>
        </draw:connector>
        <draw:connector draw:style-name="gr11" draw:text-style-name="P1" draw:layer="layout" draw:type="curve" svg:x1="4.664cm" svg:y1="7.755cm" svg:x2="4.665cm" svg:y2="8.89cm" draw:start-shape="id6" draw:start-glue-point="8" draw:end-shape="id3" draw:end-glue-point="4" svg:d="M4664 7755c0 850 1 283 1 1135" svg:viewBox="0 0 2 1136">
          <text:p/>
        </draw:connector>
        <draw:connector draw:style-name="gr12" draw:text-style-name="P1" draw:layer="layout" draw:type="curve" svg:x1="2.963cm" svg:y1="4.303cm" svg:x2="3.093cm" svg:y2="7.213cm" draw:start-shape="id5" draw:start-glue-point="7" draw:end-shape="id6" draw:end-glue-point="5" svg:d="M2963 4303c0 2197 130 743 130 2910" svg:viewBox="0 0 131 2911">
          <text:p/>
        </draw:connector>
        <draw:connector draw:style-name="gr13" draw:text-style-name="P1" draw:layer="layout" draw:type="curve" svg:x1="4.624cm" svg:y1="4.415cm" svg:x2="8.225cm" svg:y2="6.355cm" draw:start-shape="id5" draw:start-glue-point="8" draw:end-shape="id7" draw:end-glue-point="6" svg:d="M4624 4415c0 1294 1200 1940 3601 1940" svg:viewBox="0 0 3602 1941">
          <text:p/>
        </draw:connector>
        <draw:connector draw:style-name="gr14" draw:text-style-name="P1" draw:layer="layout" draw:type="curve" draw:line-skew="-1.152cm" svg:x1="2.495cm" svg:y1="13.603cm" svg:x2="2.443cm" svg:y2="7.438cm" draw:start-shape="id2" draw:start-glue-point="6" draw:end-shape="id6" draw:end-glue-point="6" svg:d="M2495 13603c-2559 0-2533-6165-52-6165" svg:viewBox="0 0 1917 6166">
          <text:p/>
        </draw:connector>
        <draw:frame draw:style-name="gr15" draw:text-style-name="P6" draw:layer="layout" svg:width="13.97cm" svg:height="9.131cm" svg:x="13.3cm" svg:y="1.905cm">
          <draw:text-box>
            <text:p text:style-name="P4">Transitions:</text:p>
            <text:list text:style-name="L3">
              <text:list-item>
                <text:p text:style-name="P4"><text:span text:style-name="T1">HttpClient::connect</text:span> by user</text:p>
              </text:list-item>
              <text:list-item>
                <text:p text:style-name="P4">Immediate connect at <text:span text:style-name="T1">HttpClient::connect</text:span><text:span text:style-name="T2"> method</text:span>. </text:p>
              </text:list-item>
              <text:list-item>
                <text:p text:style-name="P4">Background connect from <text:span text:style-name="T1">PollSet</text:span></text:p>
              </text:list-item>
              <text:list-item>
                <text:p text:style-name="P4"><text:span text:style-name="T3">HttpClient::enqueueRequest()</text:span><text:span text:style-name="T4"> and no active requests in queue.</text:span></text:p>
              </text:list-item>
            </text:list>
            <text:list text:style-name="L4">
              <text:list-item>
                <text:p text:style-name="P5"><text:span text:style-name="T4">Request was sent to server</text:span></text:p>
              </text:list-item>
              <text:list-item>
                <text:p text:style-name="P5"><text:span text:style-name="T4">Both response header and body were received.</text:span></text:p>
              </text:list-item>
              <text:list-item>
                <text:p text:style-name="P5"><text:span text:style-name="T4">New request was pulled from queue during <text:s/>background processing (from </text:span><text:span text:style-name="T3">PollSet</text:span><text:span text:style-name="T4">)</text:span></text:p>
              </text:list-item>
              <text:list-item>
                <text:p text:style-name="P5"><text:span text:style-name="T4">No new requests were in queue.</text:span></text:p>
              </text:list-item>
              <text:list-item>
                <text:p text:style-name="P5"><text:span text:style-name="T5">Call </text:span><text:span text:style-name="T3">HttpClient::reconnect()</text:span><text:span text:style-name="T5"> </text:span><text:span text:style-name="T4">with timeoutMs = 0 </text:span></text:p>
              </text:list-item>
              <text:list-item>
                <text:p text:style-name="P5"><text:span text:style-name="T6"><text:s/>Call </text:span><text:span text:style-name="T7">HttpClient::reconnect()</text:span><text:span text:style-name="T8"> with non-zero timeoutMs.</text:span></text:p>
              </text:list-item>
              <text:list-item>
                <text:p text:style-name="P5"><text:span text:style-name="T8"><text:s/>Timer event from PollSet has expired and connection attempt was started.</text:span></text:p>
              </text:list-item>
            </text:list>
            <text:p text:style-name="P5"><text:span text:style-name="T8"/></text:p>
          </draw:text-box>
        </draw:frame>
        <draw:frame draw:style-name="gr16" draw:text-style-name="P8" draw:layer="layout" svg:width="1.27cm" svg:height="1.27cm" svg:x="3.85cm" svg:y="2.375cm">
          <draw:text-box>
            <text:p text:style-name="P7">1</text:p>
          </draw:text-box>
        </draw:frame>
        <draw:frame draw:style-name="gr17" draw:text-style-name="P8" draw:layer="layout" svg:width="0.635cm" svg:height="0.962cm" svg:x="3.14cm" svg:y="5.515cm">
          <draw:text-box>
            <text:p text:style-name="P7">2</text:p>
          </draw:text-box>
        </draw:frame>
        <draw:connector draw:style-name="gr18" draw:text-style-name="P1" draw:layer="layout" draw:type="curve" svg:x1="4.624cm" svg:y1="4.415cm" svg:x2="4.664cm" svg:y2="7.12cm" draw:start-shape="id5" draw:end-shape="id6" draw:end-glue-point="4" svg:d="M4624 4415c0 2029 40 677 40 2705" svg:viewBox="0 0 41 2706">
          <text:p/>
        </draw:connector>
        <draw:frame draw:style-name="gr17" draw:text-style-name="P8" draw:layer="layout" svg:width="0.571cm" svg:height="0.962cm" svg:x="4.745cm" svg:y="5.515cm">
          <draw:text-box>
            <text:p text:style-name="P7">3</text:p>
          </draw:text-box>
        </draw:frame>
        <draw:frame draw:style-name="gr19" draw:text-style-name="P8" draw:layer="layout" svg:width="0.775cm" svg:height="0.962cm" svg:x="4.005cm" svg:y="7.655cm">
          <draw:text-box>
            <text:p text:style-name="P7">4</text:p>
          </draw:text-box>
        </draw:frame>
        <draw:line draw:style-name="gr20" draw:text-style-name="P1" draw:layer="layout" svg:x1="12.308cm" svg:y1="14.109cm" svg:x2="14.848cm" svg:y2="14.109cm">
          <text:p/>
        </draw:line>
        <draw:frame draw:style-name="gr21" draw:text-style-name="P6" draw:layer="layout" svg:width="8.73cm" svg:height="1cm" svg:x="14.695cm" svg:y="13.665cm">
          <draw:text-box>
            <text:p text:style-name="P4">Transitions from user thread</text:p>
          </draw:text-box>
        </draw:frame>
        <draw:line draw:style-name="gr22" draw:text-style-name="P1" draw:layer="layout" svg:x1="12.307cm" svg:y1="14.805cm" svg:x2="14.847cm" svg:y2="14.805cm">
          <text:p/>
        </draw:line>
        <draw:frame draw:style-name="gr19" draw:text-style-name="P6" draw:layer="layout" svg:width="11.269cm" svg:height="0.962cm" svg:x="14.696cm" svg:y="14.365cm">
          <draw:text-box>
            <text:p text:style-name="P4">Transitions from background PollSet</text:p>
          </draw:text-box>
        </draw:frame>
        <draw:custom-shape draw:style-name="gr23" draw:text-style-name="P3" xml:id="id7" draw:id="id7" draw:layer="layout" svg:width="5.08cm" svg:height="1.27cm" svg:x="8.225cm" svg:y="5.72cm">
          <text:p text:style-name="P3">Disconnec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0.765cm" svg:y1="5.72cm" svg:x2="10.887cm" svg:y2="4.685cm" draw:start-shape="id7" draw:start-glue-point="4" draw:end-shape="id8" draw:end-glue-point="8" svg:d="M10765 5720c0-775 122-258 122-1035" svg:viewBox="0 0 123 1036">
          <text:p/>
        </draw:connector>
        <draw:connector draw:style-name="gr13" draw:text-style-name="P1" draw:layer="layout" draw:type="curve" svg:x1="6.884cm" svg:y1="7.438cm" svg:x2="8.969cm" svg:y2="6.804cm" draw:start-shape="id6" draw:start-glue-point="10" draw:end-shape="id7" draw:end-glue-point="7" svg:d="M6884 7438c1006 0 838 26 1108 126s977 272 977-760" svg:viewBox="0 0 2086 838">
          <text:p/>
        </draw:connector>
        <draw:connector draw:style-name="gr13" draw:text-style-name="P1" draw:layer="layout" draw:type="curve" svg:x1="6.835cm" svg:y1="9.372cm" svg:x2="10.765cm" svg:y2="6.99cm" draw:start-shape="id3" draw:start-glue-point="10" draw:end-shape="id7" draw:end-glue-point="8" svg:d="M6835 9372c2620 0 3930-794 3930-2382" svg:viewBox="0 0 3931 2383">
          <text:p/>
        </draw:connector>
        <draw:connector draw:style-name="gr13" draw:text-style-name="P1" draw:layer="layout" draw:type="curve" svg:x1="6.835cm" svg:y1="11.498cm" svg:x2="10.765cm" svg:y2="6.99cm" draw:start-shape="id1" draw:start-glue-point="10" draw:end-shape="id7" draw:end-glue-point="8" svg:d="M6835 11498c2620 0 3930-1502 3930-4508" svg:viewBox="0 0 3931 4509">
          <text:p/>
        </draw:connector>
        <draw:connector draw:style-name="gr13" draw:text-style-name="P1" draw:layer="layout" draw:type="curve" svg:x1="6.835cm" svg:y1="13.603cm" svg:x2="10.765cm" svg:y2="6.99cm" draw:start-shape="id2" draw:start-glue-point="10" draw:end-shape="id7" draw:end-glue-point="8" svg:d="M6835 13603c2620 0 3930-2204 3930-6613" svg:viewBox="0 0 3931 6614">
          <text:p/>
        </draw:connector>
        <draw:connector draw:style-name="gr12" draw:text-style-name="P1" draw:layer="layout" draw:type="curve" svg:x1="8.969cm" svg:y1="5.906cm" svg:x2="6.285cm" svg:y2="4.303cm" draw:start-shape="id7" draw:start-glue-point="5" draw:end-shape="id5" draw:end-glue-point="9" svg:d="M8969 5906c0-1257-2684-456-2684-1603" svg:viewBox="0 0 2685 1604">
          <text:p/>
        </draw:connector>
        <draw:connector draw:style-name="gr24" draw:text-style-name="P1" draw:layer="layout" draw:type="curve" svg:x1="8.769cm" svg:y1="4.05cm" svg:x2="6.973cm" svg:y2="4.03cm" draw:start-shape="id8" draw:start-glue-point="6" draw:end-shape="id5" draw:end-glue-point="10" svg:d="M8769 4050c-1345 0-448-20-1796-20" svg:viewBox="0 0 1797 21">
          <text:p/>
        </draw:connector>
        <draw:frame draw:style-name="gr19" draw:text-style-name="P8" draw:layer="layout" svg:width="0.775cm" svg:height="0.962cm" svg:x="3.806cm" svg:y="9.855cm">
          <draw:text-box>
            <text:p text:style-name="P7">5</text:p>
          </draw:text-box>
        </draw:frame>
        <draw:frame draw:style-name="gr19" draw:text-style-name="P8" draw:layer="layout" svg:width="0.775cm" svg:height="0.962cm" svg:x="3.807cm" svg:y="12.055cm">
          <draw:text-box>
            <text:p text:style-name="P7">6</text:p>
          </draw:text-box>
        </draw:frame>
        <draw:frame draw:style-name="gr19" draw:text-style-name="P8" draw:layer="layout" svg:width="0.775cm" svg:height="0.962cm" svg:x="1.208cm" svg:y="10.855cm">
          <draw:text-box>
            <text:p text:style-name="P7">7</text:p>
          </draw:text-box>
        </draw:frame>
        <draw:frame draw:style-name="gr19" draw:text-style-name="P8" draw:layer="layout" svg:width="0.775cm" svg:height="0.962cm" svg:x="0.108cm" svg:y="8.455cm">
          <draw:text-box>
            <text:p text:style-name="P7">8</text:p>
          </draw:text-box>
        </draw:frame>
        <draw:frame draw:style-name="gr19" draw:text-style-name="P8" draw:layer="layout" svg:width="0.775cm" svg:height="0.962cm" svg:x="7.509cm" svg:y="4.855cm">
          <draw:text-box>
            <text:p text:style-name="P7">9</text:p>
          </draw:text-box>
        </draw:frame>
        <draw:frame draw:style-name="gr25" draw:text-style-name="P8" draw:layer="layout" svg:width="1.27cm" svg:height="0.962cm" svg:x="11.43cm" svg:y="4.855cm">
          <draw:text-box>
            <text:p text:style-name="P7">10</text:p>
          </draw:text-box>
        </draw:frame>
        <draw:frame draw:style-name="gr25" draw:text-style-name="P8" draw:layer="layout" svg:width="1.27cm" svg:height="0.962cm" svg:x="7.53cm" svg:y="3.155cm">
          <draw:text-box>
            <text:p text:style-name="P7">11</text:p>
          </draw:text-box>
        </draw:frame>
        <draw:frame draw:style-name="gr26" draw:text-style-name="P10" draw:layer="layout" svg:width="13.335cm" svg:height="3.095cm" svg:x="13.335cm" svg:y="10.295cm">
          <draw:text-box>
            <text:p text:style-name="P9">TODO:</text:p>
            <text:p text:style-name="P9">1. Are there any other state changes from Disconnected state?</text:p>
            <text:p text:style-name="P9">2. Are there any state changes from WaitReconnect ?</text:p>
            <text:p text:style-name="P9">3. Interaction with HttpRequest is not clear?</text:p>
          </draw:text-box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2" draw:text-style-name="P1" draw:layer="layout" draw:type="curve" svg:x1="4.665cm" svg:y1="8.255cm" svg:x2="4.665cm" svg:y2="9.33cm" draw:start-shape="id9" draw:start-glue-point="8" draw:end-shape="id10" draw:end-glue-point="4" svg:d="M4665 8255v1075" svg:viewBox="0 0 1 1076">
          <text:p/>
        </draw:connector>
        <draw:frame presentation:style-name="pr1" draw:text-style-name="P2" draw:layer="layout" svg:width="25.27cm" svg:height="1.267cm" svg:x="1.4cm" svg:y="0.316cm" presentation:class="title" presentation:user-transformed="true">
          <draw:text-box>
            <text:p text:style-name="P2">HttpRequest Client FSM</text:p>
          </draw:text-box>
        </draw:frame>
        <draw:custom-shape draw:style-name="gr3" draw:text-style-name="P3" xml:id="id12" draw:id="id12" draw:layer="layout" svg:width="4.444cm" svg:height="0.635cm" svg:x="2.41cm" svg:y="1.64cm">
          <text:p text:style-name="P3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13" draw:id="id13" draw:layer="layout" svg:width="4.698cm" svg:height="1.27cm" svg:x="6.732cm" svg:y="3.175cm">
          <text:p text:style-name="P3">Queu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11" draw:id="id11" draw:layer="layout" svg:width="4.441cm" svg:height="1.075cm" svg:x="2.443cm" svg:y="5.08cm">
          <text:p text:style-name="P3">Send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xml:id="id9" draw:id="id9" draw:layer="layout" svg:width="4.34cm" svg:height="0.965cm" svg:x="2.495cm" svg:y="7.29cm">
          <text:p text:style-name="P3">Wait Respon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10" draw:id="id10" draw:layer="layout" svg:width="4.34cm" svg:height="1.135cm" svg:x="2.495cm" svg:y="9.33cm">
          <text:p text:style-name="P3">Has Respon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4.34cm" svg:height="1.135cm" svg:x="2.495cm" svg:y="11.435cm">
          <text:p text:style-name="P3">Do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0" draw:text-style-name="P1" draw:layer="layout" draw:type="curve" svg:x1="4.664cm" svg:y1="6.155cm" svg:x2="4.665cm" svg:y2="7.29cm" draw:start-shape="id11" draw:start-glue-point="8" draw:end-shape="id9" draw:end-glue-point="4" svg:d="M4664 6155c0 850 1 283 1 1135" svg:viewBox="0 0 2 1136">
          <text:p/>
        </draw:connector>
        <draw:frame draw:style-name="gr15" draw:text-style-name="P6" draw:layer="layout" svg:width="13.97cm" svg:height="8.89cm" svg:x="12.5cm" svg:y="1.905cm">
          <draw:text-box>
            <text:p text:style-name="P4">Transitions:</text:p>
            <text:list text:style-name="L3">
              <text:list-item>
                <text:p text:style-name="P4"><text:span text:style-name="T8">Added to queue in HttpClient::enqueueRequest()</text:span></text:p>
              </text:list-item>
              <text:list-item>
                <text:p text:style-name="P4"><text:span text:style-name="T8">Added to queue in HttpClient::enqueueRequest and started sending immediately (from HttpClient::State::Idle).</text:span></text:p>
              </text:list-item>
              <text:list-item>
                <text:p text:style-name="P4"><text:span text:style-name="T8">Request was pulled from queue after previous request was processed. Corresponds to transition </text:span><text:span text:style-name="T7">7</text:span><text:span text:style-name="T8"> from ProcessResponse of HttpClient.</text:span></text:p>
              </text:list-item>
              <text:list-item>
                <text:p text:style-name="P4"><text:span text:style-name="T8">All data from request (header+body) is sent, waiting for full response (header+body).</text:span></text:p>
              </text:list-item>
              <text:list-item>
                <text:p text:style-name="P4"><text:span text:style-name="T8">All response data is received (header+body)</text:span></text:p>
              </text:list-item>
              <text:list-item>
                <text:p text:style-name="P4"><text:span text:style-name="T8">Called user callback for response.</text:span></text:p>
              </text:list-item>
            </text:list>
          </draw:text-box>
        </draw:frame>
        <draw:frame draw:style-name="gr19" draw:text-style-name="P8" draw:layer="layout" svg:width="0.775cm" svg:height="0.962cm" svg:x="3.905cm" svg:y="6.055cm">
          <draw:text-box>
            <text:p text:style-name="P7">4</text:p>
          </draw:text-box>
        </draw:frame>
        <draw:line draw:style-name="gr20" draw:text-style-name="P1" draw:layer="layout" svg:x1="12.308cm" svg:y1="14.109cm" svg:x2="14.848cm" svg:y2="14.109cm">
          <text:p/>
        </draw:line>
        <draw:frame draw:style-name="gr21" draw:text-style-name="P6" draw:layer="layout" svg:width="8.73cm" svg:height="1cm" svg:x="14.695cm" svg:y="13.665cm">
          <draw:text-box>
            <text:p text:style-name="P4">Transitions from user thread</text:p>
          </draw:text-box>
        </draw:frame>
        <draw:line draw:style-name="gr22" draw:text-style-name="P1" draw:layer="layout" svg:x1="12.307cm" svg:y1="14.805cm" svg:x2="14.847cm" svg:y2="14.805cm">
          <text:p/>
        </draw:line>
        <draw:frame draw:style-name="gr19" draw:text-style-name="P6" draw:layer="layout" svg:width="11.269cm" svg:height="0.962cm" svg:x="14.696cm" svg:y="14.365cm">
          <draw:text-box>
            <text:p text:style-name="P4">Transitions from background PollSet</text:p>
          </draw:text-box>
        </draw:frame>
        <draw:frame draw:style-name="gr19" draw:text-style-name="P8" draw:layer="layout" svg:width="0.775cm" svg:height="0.962cm" svg:x="3.806cm" svg:y="8.255cm">
          <draw:text-box>
            <text:p text:style-name="P7">5</text:p>
          </draw:text-box>
        </draw:frame>
        <draw:frame draw:style-name="gr19" draw:text-style-name="P8" draw:layer="layout" svg:width="0.775cm" svg:height="0.962cm" svg:x="3.807cm" svg:y="10.455cm">
          <draw:text-box>
            <text:p text:style-name="P7">6</text:p>
          </draw:text-box>
        </draw:frame>
        <draw:frame draw:style-name="gr31" draw:text-style-name="P13" draw:layer="layout" svg:width="14.665cm" svg:height="13.016cm" svg:x="31.69cm" svg:y="-0.635cm">
          <draw:text-box>
            <text:p text:style-name="P12"><text:span text:style-name="T9">Idle</text:span><text:span text:style-name="T10">,</text:span><text:span text:style-name="T10"><text:line-break/></text:span><text:span text:style-name="T10"><text:line-break/></text:span><text:span text:style-name="T11">/// Request is in queue and waiting to be sent.</text:span><text:span text:style-name="T11"><text:line-break/></text:span><text:span text:style-name="T9">ClientQueued</text:span><text:span text:style-name="T10">,</text:span><text:span text:style-name="T10"><text:line-break/></text:span><text:span text:style-name="T11">/// Sending request. Large requests can be sent in several steps.</text:span><text:span text:style-name="T11"><text:line-break/></text:span><text:span text:style-name="T9">ClientSending</text:span><text:span text:style-name="T10">,</text:span><text:span text:style-name="T10"><text:line-break/></text:span><text:span text:style-name="T11">/// Waiting for response from server.</text:span><text:span text:style-name="T11"><text:line-break/></text:span><text:span text:style-name="T9">ClientWaitResponse</text:span><text:span text:style-name="T10">,</text:span><text:span text:style-name="T10"><text:line-break/></text:span><text:span text:style-name="T11">/// Got HTTP response but waiting for client to process it.</text:span><text:span text:style-name="T11"><text:line-break/></text:span><text:span text:style-name="T9">ClientHasResponse</text:span><text:span text:style-name="T10">,</text:span><text:span text:style-name="T10"><text:line-break/></text:span><text:span text:style-name="T11">/// processResponse was called.</text:span><text:span text:style-name="T11"><text:line-break/></text:span><text:span text:style-name="T9">ClientDone</text:span><text:span text:style-name="T10">,</text:span><text:span text:style-name="T10"><text:line-break/></text:span><text:span text:style-name="T10"><text:line-break/></text:span><text:span text:style-name="T11">/// Receiving request.</text:span><text:span text:style-name="T11"><text:line-break/></text:span><text:span text:style-name="T9">ServerReceive</text:span><text:span text:style-name="T10">,</text:span><text:span text:style-name="T10"><text:line-break/></text:span><text:span text:style-name="T11">/// Request is received and parsed, but not processed.</text:span><text:span text:style-name="T11"><text:line-break/></text:span><text:span text:style-name="T9">ServerHandleRequest</text:span><text:span text:style-name="T10">,</text:span><text:span text:style-name="T10"><text:line-break/></text:span><text:span text:style-name="T11">/// Sending back response data,</text:span><text:span text:style-name="T11"><text:line-break/></text:span><text:span text:style-name="T9">ServerSendResponse</text:span><text:span text:style-name="T12">,</text:span></text:p>
          </draw:text-box>
        </draw:frame>
        <draw:frame draw:style-name="gr19" draw:text-style-name="P8" draw:layer="layout" svg:width="0.775cm" svg:height="0.962cm" svg:x="5.475cm" svg:y="2.813cm">
          <draw:text-box>
            <text:p text:style-name="P7">1</text:p>
          </draw:text-box>
        </draw:frame>
        <draw:connector draw:style-name="gr11" draw:text-style-name="P1" draw:layer="layout" draw:type="curve" svg:x1="4.632cm" svg:y1="2.275cm" svg:x2="6.732cm" svg:y2="3.81cm" draw:start-shape="id12" draw:start-glue-point="8" draw:end-shape="id13" draw:end-glue-point="6" svg:d="M4632 2275c0 1024 700 1535 2100 1535" svg:viewBox="0 0 2101 1536">
          <text:p/>
        </draw:connector>
        <draw:connector draw:style-name="gr11" draw:text-style-name="P1" draw:layer="layout" draw:type="curve" svg:x1="4.632cm" svg:y1="2.275cm" svg:x2="4.664cm" svg:y2="5.08cm" draw:start-shape="id12" draw:start-glue-point="8" draw:end-shape="id11" draw:end-glue-point="4" svg:d="M4632 2275c0 2103 32 701 32 2805" svg:viewBox="0 0 33 2806">
          <text:p/>
        </draw:connector>
        <draw:frame draw:style-name="gr19" draw:text-style-name="P8" draw:layer="layout" svg:width="0.775cm" svg:height="0.962cm" svg:x="3.876cm" svg:y="3.313cm">
          <draw:text-box>
            <text:p text:style-name="P7">2</text:p>
          </draw:text-box>
        </draw:frame>
        <draw:connector draw:style-name="gr13" draw:text-style-name="P1" draw:layer="layout" draw:type="curve" svg:x1="9.081cm" svg:y1="4.445cm" svg:x2="6.884cm" svg:y2="5.618cm" draw:start-shape="id13" draw:start-glue-point="8" draw:end-shape="id11" draw:end-glue-point="10" svg:d="M9081 4445c0 782-732 1173-2197 1173" svg:viewBox="0 0 2198 1174">
          <text:p/>
        </draw:connector>
        <draw:frame draw:style-name="gr19" draw:text-style-name="P8" draw:layer="layout" svg:width="0.775cm" svg:height="0.962cm" svg:x="7.777cm" svg:y="4.613cm">
          <draw:text-box>
            <text:p text:style-name="P7">3</text:p>
          </draw:text-box>
        </draw:frame>
        <presentation:notes draw:style-name="dp1">
          <draw:page-thumbnail draw:style-name="gr27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17:04:14.458630162</meta:creation-date>
    <dc:date>2026-02-03T08:35:17.091696024</dc:date>
    <meta:editing-duration>PT13H56M4S</meta:editing-duration>
    <meta:editing-cycles>8</meta:editing-cycles>
    <meta:generator>LibreOffice/25.8.4.2$Linux_X86_64 LibreOffice_project/0366609b1de41a39e1896ae41e33c673f2a73802</meta:generator>
    <meta:document-statistic meta:object-count="91"/>
  </office:meta>
</office:document-meta>
</file>